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>
      <style:text-properties fo:color="#c5000b" officeooo:rsid="00174068" officeooo:paragraph-rsid="00174068"/>
    </style:style>
    <style:style style:name="P3" style:family="paragraph" style:parent-style-name="Standard">
      <style:text-properties fo:color="#000000" officeooo:rsid="0019935e" officeooo:paragraph-rsid="0019935e"/>
    </style:style>
    <style:style style:name="P4" style:family="paragraph" style:parent-style-name="Standard">
      <style:text-properties fo:color="#ff3300" officeooo:rsid="0019935e" officeooo:paragraph-rsid="0019935e"/>
    </style:style>
    <style:style style:name="P5" style:family="paragraph" style:parent-style-name="Standard">
      <style:text-properties fo:color="#ff3300" officeooo:rsid="0016a64f" officeooo:paragraph-rsid="0016a64f"/>
    </style:style>
    <style:style style:name="P6" style:family="paragraph" style:parent-style-name="Standard">
      <style:text-properties fo:color="#ff0000" officeooo:rsid="00174068" officeooo:paragraph-rsid="00174068"/>
    </style:style>
    <style:style style:name="P7" style:family="paragraph" style:parent-style-name="Standard">
      <style:text-properties fo:color="#aecf00" officeooo:rsid="0016a64f" officeooo:paragraph-rsid="0016a64f"/>
    </style:style>
    <style:style style:name="P8" style:family="paragraph" style:parent-style-name="Standard">
      <style:text-properties fo:color="#66cc00" officeooo:rsid="0016a64f" officeooo:paragraph-rsid="0016a64f"/>
    </style:style>
    <style:style style:name="P9" style:family="paragraph" style:parent-style-name="Standard">
      <style:text-properties fo:color="#66cc00" officeooo:rsid="0018e596" officeooo:paragraph-rsid="0018e596"/>
    </style:style>
    <style:style style:name="P10" style:family="paragraph" style:parent-style-name="Standard">
      <style:text-properties officeooo:rsid="001be347" officeooo:paragraph-rsid="001be347"/>
    </style:style>
    <style:style style:name="P11" style:family="paragraph" style:parent-style-name="Standard">
      <style:text-properties fo:color="#ff3300" officeooo:rsid="0019935e" officeooo:paragraph-rsid="0019935e"/>
    </style:style>
    <style:style style:name="P12" style:family="paragraph" style:parent-style-name="Standard">
      <style:text-properties fo:color="#ff3300" officeooo:rsid="001be347" officeooo:paragraph-rsid="0019935e"/>
    </style:style>
    <style:style style:name="P13" style:family="paragraph" style:parent-style-name="Standard" style:list-style-name="L1">
      <style:text-properties fo:color="#66cc00" officeooo:rsid="0016a64f" officeooo:paragraph-rsid="0016a64f"/>
    </style:style>
    <style:style style:name="P14" style:family="paragraph" style:parent-style-name="Standard" style:list-style-name="L2">
      <style:text-properties fo:color="#66cc00" officeooo:rsid="0016a64f" officeooo:paragraph-rsid="0016a64f"/>
    </style:style>
    <style:style style:name="P15" style:family="paragraph" style:parent-style-name="Standard">
      <style:text-properties fo:color="#66cc00" officeooo:rsid="0018e596" officeooo:paragraph-rsid="00203eca"/>
    </style:style>
    <style:style style:name="P16" style:family="paragraph" style:parent-style-name="Standard">
      <style:text-properties fo:color="#00ccff" officeooo:rsid="0019935e" officeooo:paragraph-rsid="0019935e"/>
    </style:style>
    <style:style style:name="P17" style:family="paragraph" style:parent-style-name="Standard">
      <style:text-properties fo:color="#000000" officeooo:rsid="0019935e" officeooo:paragraph-rsid="001c36b6"/>
    </style:style>
    <style:style style:name="P18" style:family="paragraph" style:parent-style-name="Standard">
      <style:text-properties fo:color="#000000" officeooo:rsid="0019935e" officeooo:paragraph-rsid="001d824c"/>
    </style:style>
    <style:style style:name="P19" style:family="paragraph" style:parent-style-name="Standard">
      <style:text-properties fo:color="#000000" officeooo:rsid="0019935e" officeooo:paragraph-rsid="0019935e"/>
    </style:style>
    <style:style style:name="P20" style:family="paragraph" style:parent-style-name="Standard">
      <style:text-properties fo:color="#000000" officeooo:rsid="001e668c" officeooo:paragraph-rsid="001e668c"/>
    </style:style>
    <style:style style:name="P21" style:family="paragraph" style:parent-style-name="Standard">
      <style:text-properties fo:color="#000000" officeooo:rsid="00203eca" officeooo:paragraph-rsid="0019935e"/>
    </style:style>
    <style:style style:name="P22" style:family="paragraph" style:parent-style-name="Standard">
      <style:text-properties fo:color="#000000" officeooo:rsid="00203eca" officeooo:paragraph-rsid="00203eca"/>
    </style:style>
    <style:style style:name="P23" style:family="paragraph" style:parent-style-name="Standard">
      <style:text-properties officeooo:rsid="001be347" officeooo:paragraph-rsid="001be347"/>
    </style:style>
    <style:style style:name="P24" style:family="paragraph" style:parent-style-name="Standard">
      <style:text-properties fo:color="#cc9900" officeooo:rsid="001d824c" officeooo:paragraph-rsid="001d824c"/>
    </style:style>
    <style:style style:name="P25" style:family="paragraph" style:parent-style-name="Standard">
      <style:text-properties fo:color="#cc9900" officeooo:rsid="0019935e" officeooo:paragraph-rsid="0019935e"/>
    </style:style>
    <style:style style:name="P26" style:family="paragraph" style:parent-style-name="Standard">
      <style:text-properties fo:color="#cc9900" officeooo:rsid="001e668c" officeooo:paragraph-rsid="001e668c"/>
    </style:style>
    <style:style style:name="P27" style:family="paragraph" style:parent-style-name="Standard">
      <style:text-properties fo:color="#3399ff" officeooo:rsid="00174068" officeooo:paragraph-rsid="001e668c"/>
    </style:style>
    <style:style style:name="P28" style:family="paragraph" style:parent-style-name="Standard">
      <style:text-properties fo:color="#3399ff" officeooo:rsid="00174068" officeooo:paragraph-rsid="00174068"/>
    </style:style>
    <style:style style:name="P29" style:family="paragraph" style:parent-style-name="Standard">
      <style:text-properties fo:color="#3399ff" officeooo:rsid="0019935e" officeooo:paragraph-rsid="001e668c"/>
    </style:style>
    <style:style style:name="P30" style:family="paragraph" style:parent-style-name="Standard" style:list-style-name="L1">
      <style:paragraph-properties fo:margin-left="2.501cm" fo:margin-right="0cm" fo:text-indent="-0.635cm" style:auto-text-indent="false"/>
      <style:text-properties fo:color="#66cc00" officeooo:rsid="0016a64f" officeooo:paragraph-rsid="0016a64f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fo:color="#66cc00" officeooo:rsid="0016a64f" officeooo:paragraph-rsid="0018e596"/>
    </style:style>
    <style:style style:name="T1" style:family="text">
      <style:text-properties officeooo:rsid="0019935e"/>
    </style:style>
    <style:style style:name="T2" style:family="text">
      <style:text-properties officeooo:rsid="001a1de1"/>
    </style:style>
    <style:style style:name="T3" style:family="text">
      <style:text-properties officeooo:rsid="001be347"/>
    </style:style>
    <style:style style:name="T4" style:family="text">
      <style:text-properties fo:color="#ff3300"/>
    </style:style>
    <style:style style:name="T5" style:family="text">
      <style:text-properties fo:color="#ff3300" officeooo:rsid="001be347"/>
    </style:style>
    <style:style style:name="T6" style:family="text">
      <style:text-properties officeooo:rsid="001c36b6"/>
    </style:style>
    <style:style style:name="T7" style:family="text">
      <style:text-properties fo:color="#00ccff" officeooo:rsid="001c36b6"/>
    </style:style>
    <style:style style:name="T8" style:family="text">
      <style:text-properties officeooo:rsid="001d824c"/>
    </style:style>
    <style:style style:name="T9" style:family="text">
      <style:text-properties fo:color="#cc9900"/>
    </style:style>
    <style:style style:name="T10" style:family="text">
      <style:text-properties fo:color="#cc9900" officeooo:rsid="001d824c"/>
    </style:style>
    <style:style style:name="T11" style:family="text">
      <style:text-properties officeooo:rsid="001dfa56"/>
    </style:style>
    <style:style style:name="T12" style:family="text">
      <style:text-properties officeooo:rsid="001e668c"/>
    </style:style>
    <style:style style:name="T13" style:family="text">
      <style:text-properties fo:color="#3399ff" officeooo:rsid="001e668c"/>
    </style:style>
    <style:style style:name="T14" style:family="text">
      <style:text-properties officeooo:rsid="002023bf"/>
    </style:style>
    <style:style style:name="T15" style:family="text">
      <style:text-properties officeooo:rsid="00203e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0">ROJO: YAFAR</text:p>
      <text:p text:style-name="P10">NEGRO : FRANK<text:span text:style-name="T6">Y</text:span></text:p>
      <text:p text:style-name="P24"><text:span text:style-name="T6">O</text:span>CRE: ANTONIO</text:p>
      <text:p text:style-name="P10">VERDE: ACORDADO.</text:p>
      <text:p text:style-name="P5"/>
      <text:p text:style-name="P4">BASES DE JUEGO:</text:p>
      <text:p text:style-name="P4"/>
      <text:p text:style-name="P16">A) Las batallas sera siempre 1vs1 pudiendo ser <text:span text:style-name="T6">solo PVE</text:span> y por turnos con un dado único de 20 caras.</text:p>
      <text:p text:style-name="P4"/>
      <text:p text:style-name="P4">B) Los personajes contarán con 4 habilidades propias más 1 especial.</text:p>
      <text:p text:style-name="P4"><text:tab/><text:span text:style-name="T2">b</text:span>1) La habilidad especial solo podrá ser usada 1 vez por combate.</text:p>
      <text:p text:style-name="P4"/>
      <text:p text:style-name="P4">C) Las habilidades surtirán efecto si en el dado se saca +10 y fallará si se saca 10 o menos, salvo en los casos en que la habilidad especifique otra cosa.</text:p>
      <text:p text:style-name="P4"/>
      <text:p text:style-name="P4">D) Los ataques realizados se podran esquivar si el adversario saca 17 o mas, salvo que la esquiva este potenciada con agilidad (velocidad).</text:p>
      <text:p text:style-name="P4"/>
      <text:p text:style-name="P4">E) Los personajes aumentaran de experiencia y por ende de nivel. <text:s/>(Intentar que no se necesite mucha experiencia para subir, como mucho 3 o 4 combates ganados). El nivel máximo sera 5.</text:p>
      <text:p text:style-name="P4"><text:tab/>e1) Por cada nivel se podra asignar 1 punto a una de las características básicas (vit,fuerza,pm,aglidad) .</text:p>
      <text:p text:style-name="P4"/>
      <text:p text:style-name="P4">F) <text:span text:style-name="T3">Existiran objetos únicos e iguales para los personajes, esto sera 3 pociones de salud que se gastaran y gastarán turno a su vez.</text:span></text:p>
      <text:p text:style-name="P12"><text:tab/>f1)Hay que determinar la cantidad que cura, posiblemente +10.</text:p>
      <text:p text:style-name="P1"/>
      <text:p text:style-name="P1"/>
      <text:p text:style-name="P8">Personajes:</text:p>
      <text:list xml:id="list4742969074477883326" text:style-name="L1">
        <text:list-item>
          <text:p text:style-name="P13">Básico</text:p>
        </text:list-item>
        <text:list-item>
          <text:p text:style-name="P30">Nombre usuario</text:p>
        </text:list-item>
        <text:list-item>
          <text:p text:style-name="P30">Clase</text:p>
        </text:list-item>
        <text:list-item>
          <text:p text:style-name="P30">100 VIT</text:p>
        </text:list-item>
        <text:list-item>
          <text:p text:style-name="P30">100 Fuerza</text:p>
        </text:list-item>
        <text:list-item>
          <text:p text:style-name="P30">100 Agilidad</text:p>
          <text:p text:style-name="P31"/>
        </text:list-item>
        <text:list-item>
          <text:p text:style-name="P13">Guerrero:</text:p>
        </text:list-item>
      </text:list>
      <text:p text:style-name="P8"><text:s text:c="2"/><text:tab/><text:span text:style-name="T11">1</text:span>20 Fuerza</text:p>
      <text:p text:style-name="P8"><text:tab/><text:span text:style-name="T11">1</text:span>20 VIT</text:p>
      <text:p text:style-name="P8"><text:tab/><text:span text:style-name="T11">70</text:span> Agilidad</text:p>
      <text:p text:style-name="P8"/>
      <text:list xml:id="list4919875621407271308" text:style-name="L2">
        <text:list-item>
          <text:p text:style-name="P14">Mago</text:p>
          <text:p text:style-name="P14"><text:span text:style-name="T11">80 </text:span>Fuerza</text:p>
          <text:p text:style-name="P14"><text:span text:style-name="T11">80</text:span> VIT</text:p>
          <text:p text:style-name="P14">0 Agilidad</text:p>
        </text:list-item>
        <text:list-item>
          <text:p text:style-name="P14">Arquero</text:p>
          <text:p text:style-name="P14"><text:span text:style-name="T11">70</text:span> Fuerza</text:p>
          <text:p text:style-name="P14"><text:span text:style-name="T11">90</text:span> VIT</text:p>
          <text:p text:style-name="P14"><text:span text:style-name="T11">130</text:span> Agilidad</text:p>
        </text:list-item>
        <text:list-item>
          <text:p text:style-name="P14"><text:soft-page-break/>Pícaro</text:p>
          <text:p text:style-name="P14"><text:span text:style-name="T11">9</text:span>0 Fuerza</text:p>
          <text:p text:style-name="P14">0 VIT</text:p>
          <text:p text:style-name="P14"><text:span text:style-name="T11">140</text:span> Agilidad</text:p>
        </text:list-item>
      </text:list>
      <text:p text:style-name="P8"/>
      <text:p text:style-name="P8">Sistema de juego:</text:p>
      <text:p text:style-name="P8"/>
      <text:p text:style-name="P9">- Fase 1 y 2:</text:p>
      <text:p text:style-name="P9">1º Tirada de dado para atacar</text:p>
      <text:p text:style-name="P9">2º Recibe o no el ataque (falla o no)</text:p>
      <text:p text:style-name="P15"><text:span text:style-name="T15">Tirada de dado</text:span> <text:span text:style-name="T15">tirada de dado</text:span></text:p>
      <text:p text:style-name="P15"><text:s/></text:p>
      <text:p text:style-name="P9">4º Tirada de dado para <text:span text:style-name="T15">defender</text:span></text:p>
      <text:p text:style-name="P9">5º Recibe o no el ataque</text:p>
      <text:p text:style-name="P9">6º Esquivar o no el ataque</text:p>
      <text:p text:style-name="P7"/>
      <text:p text:style-name="P6">Propongo como habilidades esp<text:span text:style-name="T8">e</text:span>ciales:</text:p>
      <text:p text:style-name="P6"/>
      <text:p text:style-name="P6">Guerrero: GolpeFuerte (quita +150% pero pierde 1 turno)</text:p>
      <text:p text:style-name="P6">Mago: <text:span text:style-name="T15">QuitarTiradas (2 turnos sin poder esquivar el enemigo)</text:span></text:p>
      <text:p text:style-name="P6">Arquero: Rafaga (3 tiros)</text:p>
      <text:p text:style-name="P27">Picaro: </text:p>
      <text:p text:style-name="P27"><text:span text:style-name="T1">- Cadenas infortunas</text:span></text:p>
      <text:p text:style-name="P29">El enemigo no puede esquivar, pero solo puede usarse una vez por combate </text:p>
      <text:p text:style-name="P28"/>
      <text:p text:style-name="P6">PD; Escribid cada uno de un color para entendernos.</text:p>
      <text:p text:style-name="P2"/>
      <text:p text:style-name="P2"/>
      <text:p text:style-name="P3">FICHA PERSONAJES</text:p>
      <text:p text:style-name="P3"><text:s text:c="2"/>Ficha de personajes</text:p>
      <text:p text:style-name="P4"><text:s text:c="2"/><text:span text:style-name="T3">NO HAS INCLUIDO LAS HABILIDADES ESPCIALES NO??</text:span></text:p>
      <text:p text:style-name="P3"><text:s text:c="2"/>Guerrero:</text:p>
      <text:p text:style-name="P3">- Mandoble matamagos →<text:span text:style-name="T6"> </text:span><text:s text:c="2"/>20<text:span text:style-name="T6">+</text:span></text:p>
      <text:p text:style-name="P3">Si el enemigo es un mago, el enemigo recibe +10 de daño</text:p>
      <text:p text:style-name="P3"/>
      <text:p text:style-name="P17">- Liberar armadura →<text:span text:style-name="T6"> <text:s/></text:span></text:p>
      <text:p text:style-name="P3">A cambio de 10 de VIT, aumenta 20 en Fuerza</text:p>
      <text:p text:style-name="P3"/>
      <text:p text:style-name="P3">- Filo devastador →<text:span text:style-name="T6"> 20</text:span></text:p>
      <text:p text:style-name="P3">Ocasiona 20 puntos de daño básico.</text:p>
      <text:p text:style-name="P3"/>
      <text:p text:style-name="P3">- Cadena de combos → <text:s text:c="2"/>10<text:span text:style-name="T6">x</text:span></text:p>
      <text:p text:style-name="P3">Tira un dado, si saca <text:span text:style-name="T9">1</text:span><text:span text:style-name="T10">5</text:span><text:span text:style-name="T9"> ó más</text:span>, realiza de nuevo el ataque y vuelve a tirar hasta que falle.</text:p>
      <text:p text:style-name="P3">El enemigo no puede esquivar los combos .</text:p>
      <text:p text:style-name="P3"/>
      <text:p text:style-name="P3"/>
      <text:p text:style-name="P18"><text:s text:c="2"/>Mago: </text:p>
      <text:p text:style-name="P18"><text:span text:style-name="T5">HAY QUE DETERMINAR QUE ATAQUES SON MAS EFECTIVOS CONTRA QUE PERSONAJES</text:span></text:p>
      <text:p text:style-name="P3">- Piro 20</text:p>
      <text:p text:style-name="P3">Lanza una llama contra el enemigo <text:span text:style-name="T15">y si es arquero +10 de daño</text:span></text:p>
      <text:p text:style-name="P3"/>
      <text:p text:style-name="P3"><text:soft-page-break/></text:p>
      <text:p text:style-name="P3">- Electro 20</text:p>
      <text:p text:style-name="P3">Lanza un rayo contra el enemigo. <text:span text:style-name="T14">Si sale 20, el enemigo pierde un turno.</text:span></text:p>
      <text:p text:style-name="P22"><text:span text:style-name="T14">S</text:span>i es picaro, +10 de daño.</text:p>
      <text:p text:style-name="P3"/>
      <text:p text:style-name="P3">- Hielo →<text:span text:style-name="T11"> </text:span>20</text:p>
      <text:p text:style-name="P3">Genera una ventisca, del cual el jugador tira <text:span text:style-name="T5">el dado</text:span><text:span text:style-name="T4">.</text:span> </text:p>
      <text:p text:style-name="P22">Si es guerrero, +10 de daño</text:p>
      <text:p text:style-name="P3"/>
      <text:p text:style-name="P3">Si sale <text:span text:style-name="T10">16</text:span> o más, <text:s/>-<text:span text:style-name="T14">10 a final de cada turno durante 5 turnos.</text:span></text:p>
      <text:p text:style-name="P21"/>
      <text:p text:style-name="P3">- <text:span text:style-name="T15">Drenaje</text:span> →<text:span text:style-name="T15"> 20</text:span></text:p>
      <text:p text:style-name="P22">Cura al usuario de 10 de VIT</text:p>
      <text:p text:style-name="P3"><text:span text:style-name="T4"/></text:p>
      <text:p text:style-name="P3"/>
      <text:p text:style-name="P3"><text:s text:c="2"/>Arquero:</text:p>
      <text:p text:style-name="P3"><text:s text:c="2"/></text:p>
      <text:p text:style-name="P3">- Disparo múltiple-&gt; 15</text:p>
      <text:p text:style-name="P3">Tira <text:s/><text:span text:style-name="T6">otra vez </text:span>si acierta la tirada <text:span text:style-name="T6">(máximo 3)</text:span></text:p>
      <text:p text:style-name="P3"/>
      <text:p text:style-name="P25">- <text:span text:style-name="T12">Lluvia de flechas → <text:s/>30</text:span></text:p>
      <text:p text:style-name="P26">Tira el dado, si la tirada es mas de 15 ocasiona el doble pero si falla recibe 20 de daño</text:p>
      <text:p text:style-name="P3"/>
      <text:p text:style-name="P3">- Campo de púas</text:p>
      <text:p text:style-name="P3">-<text:span text:style-name="T12">5</text:span> <text:span text:style-name="T5">(lo veo mucho, pondria 5 como daño blanco)</text:span> al enemigo durante 5 turnos</text:p>
      <text:p text:style-name="P3"/>
      <text:p text:style-name="P3">- Afirmar punteria</text:p>
      <text:p text:style-name="P3">Pierde un turno a cambio de no tener que tirar disparo múltiple<text:span text:style-name="T5"> </text:span><text:span text:style-name="T7">en el próximo turno</text:span></text:p>
      <text:p text:style-name="P3"/>
      <text:p text:style-name="P3"><text:s text:c="2"/>Pícaro</text:p>
      <text:p text:style-name="P3"/>
      <text:p text:style-name="P3">- Dagas explosivas -&gt;15</text:p>
      <text:p text:style-name="P3">Tira un dado <text:span text:style-name="T3">y</text:span> si sale <text:span text:style-name="T3">17</text:span> o <text:span text:style-name="T3">20</text:span>, ocasiona +15 de daño <text:span text:style-name="T6">en el ataque de ese turno.</text:span> <text:span text:style-name="T5">(Durante cuantos turnos o solo ese ataque?) </text:span><text:span text:style-name="T13">Solo ese turno</text:span></text:p>
      <text:p text:style-name="P3"/>
      <text:p text:style-name="P3"><text:span text:style-name="T12"/></text:p>
      <text:p text:style-name="P3"/>
      <text:p text:style-name="P3">- <text:span text:style-name="T14">Señuelo</text:span></text:p>
      <text:p text:style-name="P20">Ambos tiran el dado, si el jugador saca más que el rival, el enemigo pierde 1 turno y no puede esquivar.</text:p>
      <text:p text:style-name="P3"/>
      <text:p text:style-name="P3">- Pantalla de humo</text:p>
      <text:p text:style-name="P3">Tira un dado, si sale <text:span text:style-name="T3">15</text:span> o más, evita el combate y pasa a la siguiente fase sin ganar experiencia.</text:p>
      <text:p text:style-name="P3">Si falla, tiene que esperar 3 turno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2-11T12:37:38.247000000</dc:date>
    <meta:editing-duration>PT1H57M29S</meta:editing-duration>
    <meta:editing-cycles>8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100" meta:word-count="703" meta:character-count="3591" meta:non-whitespace-character-count="2968"/>
  </office:meta>
</office:document-meta>
</file>